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Segoe UI" svg:font-family="'Segoe UI'"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7.7604in" fo:margin-left="0in" table:align="left" style:writing-mode="lr-tb"/>
    </style:style>
    <style:style style:name="Таблица1.A" style:family="table-column">
      <style:table-column-properties style:column-width="1.4583in"/>
    </style:style>
    <style:style style:name="Таблица1.B" style:family="table-column">
      <style:table-column-properties style:column-width="6.3021in"/>
    </style:style>
    <style:style style:name="Таблица1.1" style:family="table-row">
      <style:table-row-properties style:keep-together="true" fo:keep-together="auto"/>
    </style:style>
    <style:style style:name="Таблица1.A1" style:family="table-cell">
      <style:table-cell-properties style:vertical-align="top" fo:padding="0.0382in" fo:border-left="0.0007in solid #000000" fo:border-right="none" fo:border-top="0.0007in solid #000000" fo:border-bottom="0.0007in solid #000000" style:writing-mode="lr-tb"/>
    </style:style>
    <style:style style:name="Таблица1.B1" style:family="table-cell">
      <style:table-cell-properties style:vertical-align="top" fo:padding="0.0382in" fo:border-left="none" fo:border-right="0.0007in solid #000000" fo:border-top="0.0007in solid #000000" fo:border-bottom="0.0007in solid #000000" style:writing-mode="lr-tb"/>
    </style:style>
    <style:style style:name="Таблица1.A2" style:family="table-cell">
      <style:table-cell-properties style:vertical-align="top" fo:padding="0.0382in" fo:border-left="0.0007in solid #000000" fo:border-right="none" fo:border-top="none" fo:border-bottom="0.0007in solid #000000" style:writing-mode="lr-tb"/>
    </style:style>
    <style:style style:name="Таблица1.B2" style:family="table-cell">
      <style:table-cell-properties style:vertical-align="top" fo:padding="0.0382in" fo:border-left="none" fo:border-right="0.0007in solid #000000" fo:border-top="none" fo:border-bottom="0.0007in solid #000000" style:writing-mode="lr-tb"/>
    </style:style>
    <style:style style:name="P1" style:family="paragraph" style:parent-style-name="Standard">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2" style:family="paragraph" style:parent-style-name="Standard">
      <style:text-properties style:font-name="Times New Roman" fo:font-size="12pt" fo:language="ru" fo:country="RU" fo:font-weight="bold" style:font-size-asian="12pt" style:font-weight-asian="bold" style:font-name-complex="Times New Roman" style:font-size-complex="12pt" style:font-weight-complex="bold"/>
    </style:style>
    <style:style style:name="P3" style:family="paragraph" style:parent-style-name="Text_20_body">
      <style:text-properties style:font-name="Times New Roman" fo:font-size="12pt" fo:language="ru" fo:country="RU" fo:font-weight="normal" style:font-size-asian="12pt" style:font-weight-asian="normal" style:font-name-complex="Times New Roman" style:font-size-complex="12pt" style:font-weight-complex="normal"/>
    </style:style>
    <style:style style:name="P4" style:family="paragraph" style:parent-style-name="Text_20_body">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Text_20_body">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6" style:family="paragraph" style:parent-style-name="Text_20_body">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7" style:family="paragraph" style:parent-style-name="Text_20_body">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style:style>
    <style:style style:name="P8" style:family="paragraph" style:parent-style-name="Table_20_Contents">
      <style:text-properties style:font-name="Times New Roman" fo:font-size="12pt" fo:font-weight="normal" style:font-size-asian="12pt" style:font-weight-asian="normal" style:font-name-complex="Times New Roman" style:font-size-complex="12pt" style:font-weight-complex="normal"/>
    </style:style>
    <style:style style:name="P9" style:family="paragraph" style:parent-style-name="Table_20_Contents">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style:style>
    <style:style style:name="P10" style:family="paragraph" style:parent-style-name="Text_20_body">
      <style:paragraph-properties fo:margin-top="0in" fo:margin-bottom="0.0835in"/>
    </style:style>
    <style:style style:name="P11" style:family="paragraph" style:parent-style-name="Text_20_body">
      <style:paragraph-properties fo:margin-top="0in" fo:margin-bottom="0.0835in"/>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Text_20_body">
      <style:paragraph-properties fo:margin-top="0in" fo:margin-bottom="0.0835in"/>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3" style:family="paragraph" style:parent-style-name="Text_20_body">
      <style:paragraph-properties fo:margin-top="0in" fo:margin-bottom="0.0835in"/>
      <style:text-properties fo:language="ru" fo:country="RU"/>
    </style:style>
    <style:style style:name="P14"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15"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style:style>
    <style:style style:name="P16"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style:style>
    <style:style style:name="P17"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style:style>
    <style:style style:name="P18"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19" style:family="paragraph" style:parent-style-name="Text_20_body">
      <style:paragraph-properties fo:margin-top="0.1252in" fo:margin-bottom="0in" fo:orphans="2" fo:widows="2"/>
      <style:text-properties fo:font-variant="normal" fo:text-transform="none" fo:color="#000000"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style:style>
    <style:style style:name="P20" style:family="paragraph" style:parent-style-name="Text_20_body">
      <style:paragraph-properties fo:margin-top="0.1252in" fo:margin-bottom="0in" fo:orphans="2" fo:widows="2"/>
    </style:style>
    <style:style style:name="P21" style:family="paragraph" style:parent-style-name="Text_20_body">
      <style:paragraph-properties fo:margin-top="0.1252in" fo:margin-bottom="0in" fo:orphans="2" fo:widows="2"/>
      <style:text-properties fo:color="#111111" fo:language="ru" fo:country="RU" fo:background-color="#ccffff"/>
    </style:style>
    <style:style style:name="P22"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P23" style:family="paragraph" style:parent-style-name="Text_20_body">
      <style:paragraph-properties fo:margin-top="0.1252in" fo:margin-bottom="0in" fo:orphans="2" fo:widows="2"/>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style:style>
    <style:style style:name="P24" style:family="paragraph">
      <style:paragraph-properties loext:tab-stop-distance="0cm"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172b4d" style:font-name="Times New Roman" fo:font-size="12pt" fo:letter-spacing="normal" fo:font-style="normal" fo:font-weight="normal" style:font-size-asian="12pt" style:font-style-asian="normal" style:font-weight-asian="normal" style:font-name-complex="Times New Roman" style:font-size-complex="12pt" style:font-weight-complex="normal" loext:opacity="100%"/>
    </style:style>
    <style:style style:name="T2" style:family="text">
      <style:text-properties fo:font-variant="normal" fo:text-transform="none" fo:color="#172b4d"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3" style:family="text">
      <style:text-properties fo:font-variant="normal" fo:text-transform="none" fo:color="#172b4d"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4" style:family="text">
      <style:text-properties fo:font-variant="normal" fo:text-transform="none" fo:color="#172b4d" style:font-name="Times New Roman" fo:font-size="12pt" fo:letter-spacing="normal"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5" style:family="text">
      <style:text-properties fo:font-variant="normal" fo:text-transform="none" fo:color="#172b4d" style:font-name="Times New Roman" fo:font-size="12pt" fo:letter-spacing="normal" fo:language="ru" fo:country="RU" fo:font-style="normal" fo:font-weight="normal" style:font-size-asian="12pt" style:font-style-asian="normal" style:font-weight-asian="normal" style:font-name-complex="Times New Roman" style:font-size-complex="12pt" style:font-weight-complex="normal" loext:opacity="100%"/>
    </style:style>
    <style:style style:name="T6"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7" style:family="text">
      <style:text-properties fo:font-variant="normal" fo:text-transform="none" fo:color="#172b4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8" style:family="text">
      <style:text-properties fo:font-variant="normal" fo:text-transform="none" fo:color="#172b4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9" style:family="text">
      <style:text-properties fo:font-variant="normal" fo:text-transform="none" fo:color="#172b4d" style:font-name="Times New Roman" fo:font-size="12pt" fo:letter-spacing="normal" fo:language="ru" fo:country="RU" fo:font-style="normal" fo:font-weight="normal" fo:background-color="transparent" style:font-size-asian="12pt" style:font-style-asian="normal" style:font-weight-asian="normal" style:font-name-complex="Times New Roman" style:font-size-complex="12pt" style:font-weight-complex="normal" loext:opacity="100%" loext:char-shading-value="0"/>
    </style:style>
    <style:style style:name="T10"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1" style:family="text">
      <style:text-properties fo:font-variant="normal" fo:text-transform="none" fo:color="#172b4d"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12" style:family="text">
      <style:text-properties fo:font-variant="normal" fo:text-transform="none" fo:color="#172b4d" style:font-name="Times New Roman" fo:font-size="12pt" fo:letter-spacing="normal" fo:language="ru" fo:country="RU" fo:font-style="normal" fo:font-weight="normal" fo:background-color="#83caff" style:font-size-asian="12pt" style:font-style-asian="normal" style:font-weight-asian="normal" style:font-name-complex="Times New Roman" style:font-size-complex="12pt" style:font-weight-complex="normal" loext:opacity="100%" loext:char-shading-value="0"/>
    </style:style>
    <style:style style:name="T13" style:family="text">
      <style:text-properties fo:font-variant="normal" fo:text-transform="none" fo:color="#172b4d" style:font-name="Times New Roman" fo:font-size="12pt" fo:letter-spacing="normal" fo:language="ru" fo:country="RU" fo:font-style="normal" fo:font-weight="normal" fo:background-color="#83caff" style:font-size-asian="12pt" style:font-style-asian="normal" style:font-weight-asian="normal" style:font-name-complex="Times New Roman" style:font-size-complex="12pt" style:font-weight-complex="normal" loext:opacity="100%" loext:char-shading-value="0"/>
    </style:style>
    <style:style style:name="T14" style:family="text">
      <style:text-properties fo:font-variant="normal" fo:text-transform="none" fo:color="#172b4d" style:font-name="Times New Roman" fo:font-size="12pt" fo:letter-spacing="normal" fo:language="ru" fo:country="RU" fo:font-style="normal" fo:font-weight="normal" fo:background-color="#83caff" style:font-size-asian="12pt" style:font-style-asian="normal" style:font-weight-asian="normal" style:font-name-complex="Times New Roman" style:font-size-complex="12pt" style:font-weight-complex="normal" loext:opacity="100%" loext:char-shading-value="0"/>
    </style:style>
    <style:style style:name="T15" style:family="text">
      <style:text-properties fo:font-variant="normal" fo:text-transform="none" fo:color="#172b4d" style:font-name="Times New Roman" fo:font-size="12pt" fo:letter-spacing="normal" fo:language="en" fo:country="US"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16" style:family="text">
      <style:text-properties fo:font-variant="normal" fo:text-transform="none" fo:color="#0d0d0d"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17" style:family="text">
      <style:text-properties fo:font-variant="normal" fo:text-transform="none" fo:color="#0d0d0d"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18"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loext:opacity="100%" loext:char-shading-value="0"/>
    </style:style>
    <style:style style:name="T19" style:family="text">
      <style:text-properties fo:font-variant="normal" fo:text-transform="none" fo:color="#111111" style:font-name="Times New Roman" fo:font-size="12pt" fo:letter-spacing="normal"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20" style:family="text">
      <style:text-properties fo:font-variant="normal" fo:text-transform="none" fo:color="#111111" style:font-name="Times New Roman" fo:font-size="12pt" fo:letter-spacing="normal"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21" style:family="text">
      <style:text-properties fo:font-variant="normal" fo:text-transform="none" fo:color="#111111" style:font-name="Times New Roman" fo:font-size="12pt" fo:letter-spacing="normal" fo:font-style="normal" fo:font-weight="normal" fo:background-color="#ccffff" style:font-name-complex="Times New Roman" loext:opacity="100%" loext:char-shading-value="0"/>
    </style:style>
    <style:style style:name="T22"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loext:opacity="100%" loext:char-shading-value="0"/>
    </style:style>
    <style:style style:name="T23" style:family="text">
      <style:text-properties fo:font-variant="normal" fo:text-transform="none" fo:color="#111111" style:font-name="Times New Roman" fo:font-size="12pt" fo:letter-spacing="normal" fo:language="ru" fo:country="RU" fo:font-style="normal" fo:font-weight="normal" fo:background-color="#ffff00" style:font-size-asian="12pt" style:font-style-asian="normal" style:font-weight-asian="normal" style:font-name-complex="Times New Roman" style:font-size-complex="12pt" style:font-weight-complex="normal" loext:opacity="100%" loext:char-shading-value="0"/>
    </style:style>
    <style:style style:name="T24" style:family="text">
      <style:text-properties fo:font-variant="normal" fo:text-transform="none" fo:color="#111111" style:font-name="Times New Roman" fo:font-size="12pt" fo:letter-spacing="normal" fo:language="ru" fo:country="RU" fo:font-style="normal" fo:font-weight="normal" fo:background-color="#afd095" style:font-size-asian="12pt" style:font-style-asian="normal" style:font-weight-asian="normal" style:font-name-complex="Times New Roman" style:font-size-complex="12pt" style:font-weight-complex="normal" loext:opacity="100%" loext:char-shading-value="0"/>
    </style:style>
    <style:style style:name="T25" style:family="text">
      <style:text-properties fo:font-variant="normal" fo:text-transform="none" fo:color="#111111" style:font-name="Times New Roman" fo:font-size="12pt" fo:letter-spacing="normal" fo:language="ru" fo:country="RU" fo:font-style="normal" fo:font-weight="normal" fo:background-color="#ccffff" style:font-size-asian="12pt" style:font-style-asian="normal" style:font-weight-asian="normal" style:font-name-complex="Times New Roman" style:font-size-complex="12pt" style:font-weight-complex="normal" loext:opacity="100%" loext:char-shading-value="0"/>
    </style:style>
    <style:style style:name="T26" style:family="text">
      <style:text-properties fo:font-variant="normal" fo:text-transform="none" fo:color="#111111" style:font-name="Times New Roman" fo:font-size="12pt" fo:letter-spacing="normal" fo:language="ru" fo:country="RU" fo:font-style="normal" fo:font-weight="normal" fo:background-color="#ccffff" style:font-name-complex="Times New Roman" loext:opacity="100%" loext:char-shading-value="0"/>
    </style:style>
    <style:style style:name="T27" style:family="text">
      <style:text-properties fo:font-variant="normal" fo:text-transform="none" fo:color="#111111" style:font-name="Times New Roman" fo:font-size="12pt" fo:letter-spacing="normal" fo:language="ru" fo:country="RU" fo:font-style="normal" fo:font-weight="normal" fo:background-color="#ccffff" style:font-name-complex="Times New Roman" loext:opacity="100%" loext:char-shading-value="0"/>
    </style:style>
    <style:style style:name="T28" style:family="text">
      <style:text-properties style:font-name="Times New Roman" fo:language="ru" fo:country="RU" fo:background-color="#ffff00" style:font-name-complex="Times New Roman" loext:char-shading-value="0"/>
    </style:style>
    <style:style style:name="T29" style:family="text">
      <style:text-properties fo:language="ru" fo:country="RU"/>
    </style:style>
    <style:style style:name="T30" style:family="text">
      <style:text-properties fo:language="ru" fo:country="RU" fo:background-color="#afd095" loext:char-shading-value="0"/>
    </style:style>
    <style:style style:name="T31" style:family="text">
      <style:text-properties fo:language="ru" fo:country="RU" fo:background-color="#ffff00" loext:char-shading-value="0"/>
    </style:style>
    <style:style style:name="T32" style:family="text">
      <style:text-properties fo:language="ru" fo:country="RU" fo:background-color="transparent" loext:char-shading-value="0"/>
    </style:style>
    <style:style style:name="T33" style:family="text">
      <style:text-properties fo:language="ru" fo:country="RU" fo:background-color="#ccffff" loext:char-shading-value="0"/>
    </style:style>
    <style:style style:name="T34" style:family="text">
      <style:text-properties fo:background-color="#afd095" loext:char-shading-value="0"/>
    </style:style>
    <style:style style:name="T35" style:family="text">
      <style:text-properties fo:background-color="#ffff00" loext:char-shading-value="0"/>
    </style:style>
    <style:style style:name="T36" style:family="text">
      <style:text-properties fo:background-color="transparent" loext:char-shading-value="0"/>
    </style:style>
    <style:style style:name="T37" style:family="text">
      <style:text-properties fo:color="#111111" loext:opacity="100%"/>
    </style:style>
    <style:style style:name="T38" style:family="text">
      <style:text-properties fo:color="#111111" fo:background-color="#ffff00" loext:opacity="100%" loext:char-shading-value="0"/>
    </style:style>
    <style:style style:name="T39" style:family="text">
      <style:text-properties fo:color="#111111" fo:language="ru" fo:country="RU" fo:background-color="#ffff00" loext:opacity="100%" loext:char-shading-value="0"/>
    </style:style>
    <style:style style:name="T40" style:family="text">
      <style:text-properties fo:color="#111111" fo:background-color="#ccffff" loext:opacity="100%" loext:char-shading-value="0"/>
    </style:style>
    <style:style style:name="T41" style:family="text">
      <style:text-properties fo:color="#111111" style:font-name="Times New Roman" fo:background-color="#ccffff" style:font-name-complex="Times New Roman" loext:opacity="100%" loext:char-shading-value="0"/>
    </style:style>
    <style:style style:name="T42" style:family="text">
      <style:text-properties fo:language="en" fo:country="US" fo:background-color="#afd095" loext:char-shading-value="0"/>
    </style:style>
    <style:style style:name="T43" style:family="text">
      <style:text-properties fo:background-color="#ccffff" loext:char-shading-value="0"/>
    </style:style>
    <style:style style:name="T44" style:family="text">
      <style:text-properties fo:color="#ffffff" fo:background-color="#ccffff" loext:opacity="100%" loext:char-shading-value="0"/>
    </style:style>
    <style:style style:name="T45" style:family="text">
      <style:text-properties fo:background-color="#83caff"/>
    </style:style>
    <style:style style:name="T46" style:family="text">
      <style:text-properties style:use-window-font-color="true" style:text-outline="false" style:text-line-through-styl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47" style:family="text">
      <style:text-properties style:use-window-font-color="true" style:text-outline="false" style:text-line-through-style="none" style:text-position="0% 100%" style:font-name="Segoe UI" fo:font-size="8pt" fo:letter-spacing="normal" fo:language="ru" fo:country="RU"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font-name="Segoe UI" fo:font-size="10pt" fo:language="ru" fo:country="RU" style:language-asian="zh" style:country-asian="CN" style:language-complex="hi" style:country-complex="IN"/>
    </style:style>
    <style:style style:name="T49"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50"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font-name="Segoe UI" fo:font-size="10pt" fo:language="zxx" fo:country="none" style:language-asian="zh" style:country-asian="CN" style:language-complex="hi" style:country-complex="IN"/>
    </style:style>
    <style:style style:name="T52"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54" style:family="text">
      <style:text-properties fo:font-size="10pt" fo:language="zxx" fo:country="none"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Вступление.</text:p>
            <text:p text:style-name="P12"/>
          </table:table-cell>
          <table:table-cell table:style-name="Таблица1.B1" office:value-type="string">
            <text:p text:style-name="Text_20_body"><text:span text:style-name="T5">Фритрис - мир, который населяют зверолюди. На разных континентах, среди морей и в высоких горах ведут они свои дела, строят королевства</text:span><text:span text:style-name="T6">, бьются за земли</text:span><text:span text:style-name="T5"> и торгуют. В общем, все идет своим ходом в мире Фритрис.</text:span></text:p>
            <text:p text:style-name="P20"><text:span text:style-name="T1">Пока, однажды, невероятная череда событий не сломала размеренное течение жизни и, поставила</text:span><text:span text:style-name="T5"> всю </text:span><text:span text:style-name="T8">цивилизацию</text:span><text:span text:style-name="T5"> </text:span><text:span text:style-name="T1">на край </text:span><text:span text:style-name="T6">гибельной </text:span><text:span text:style-name="T1">пропасти.</text:span></text:p>
            <text:p text:style-name="P16">У подножья древних гор, в далеком королевстве Dulmir, на границе земель, по пыльной сельской дороге шел отряд наемников…</text:p>
          </table:table-cell>
        </table:table-row>
        <table:table-row table:style-name="Таблица1.1">
          <table:table-cell table:style-name="Таблица1.A2" office:value-type="string">
            <text:p text:style-name="P3">Сцена 1. Первая стычка</text:p>
            <text:p text:style-name="P11"/>
          </table:table-cell>
          <table:table-cell table:style-name="Таблица1.B2" office:value-type="string">
            <text:p text:style-name="P3">Начало</text:p>
            <text:p text:style-name="P4">Резкар, могучий<text:span text:style-name="T29"> </text:span><text:span text:style-name="T30">ящер-</text:span><text:span text:style-name="T34">наемник</text:span>,<text:span text:style-name="T29"> </text:span><text:span text:style-name="T30">со своим отрядом</text:span> <text:span text:style-name="T29">прибывает</text:span> в тихую деревню, где <text:span text:style-name="T29">узнаёт</text:span>, <text:span text:style-name="T34">что</text:span><text:span text:style-name="T30"> её жители страдают от набегов бандитов</text:span>. <text:span text:style-name="T43">Д</text:span><text:span text:style-name="T33">еревенский голова не поскупился на монеты и</text:span><text:span text:style-name="T43"> быстро убед</text:span><text:span text:style-name="T33">ил</text:span><text:span text:style-name="T43"> наемников встать на защиту поселения</text:span>. На закате, под кроваво алыми облаками, <text:span text:style-name="T34">разразил</text:span><text:span text:style-name="T30">ся бой, </text:span><text:span text:style-name="T33">с темными фигурами грабителей встретилась сталь наемников.</text:span></text:p>
            <text:p text:style-name="P4">Финал</text:p>
            <text:p text:style-name="P10"><text:span text:style-name="T29">Когда последний грабитель упал, </text:span><text:span text:style-name="T30">благодарные жители приглашают</text:span><text:span text:style-name="T29"> </text:span><text:span text:style-name="T30">отпраздновать и поднять пенные кружки за победу</text:span><text:span text:style-name="T29">. </text:span><text:span text:style-name="T31">За выпивкой</text:span><text:span text:style-name="T30"> к Резкару подсаживается купец и просит сопроводить его в </text:span><text:span text:style-name="T8">Tarankol. «В</text:span><text:span text:style-name="T16"> последнее время в окрестностях появилось много лихих людей, </text:span><text:span text:style-name="T17">похоже</text:span><text:span text:style-name="T16"> какая то неведомая сила манит их в</text:span><text:span text:style-name="T6"> эти края.</text:span><text:span text:style-name="T8">» </text:span><text:span text:style-name="T15">- </text:span><text:span text:style-name="T8">говорит торговец</text:span><text:span text:style-name="T6">.</text:span></text:p>
          </table:table-cell>
        </table:table-row>
        <table:table-row table:style-name="Таблица1.1">
          <table:table-cell table:style-name="Таблица1.A2" office:value-type="string">
            <text:p text:style-name="P6">Сцена 2. Караван</text:p>
            <text:p text:style-name="P12"/>
          </table:table-cell>
          <table:table-cell table:style-name="Таблица1.B2" office:value-type="string">
            <text:p text:style-name="P6">Начало</text:p>
            <text:p text:style-name="P20"><text:span text:style-name="T6">Через</text:span><text:span text:style-name="T2"> деревн</text:span><text:span text:style-name="T6">ю</text:span><text:span text:style-name="T1"> к портовому городу Tarankol пролегает тракт, последнее время не спокойный. Группа наемников берется сопровождать купеческий караван через опасные земли. </text:span></text:p>
            <text:p text:style-name="P20"><text:span text:style-name="T1">На пол пути, </text:span><text:span text:style-name="T3">чуя богатую наживу</text:span><text:span text:style-name="T1">, </text:span><text:span text:style-name="T3">банда</text:span><text:span text:style-name="T8"> </text:span><text:span text:style-name="T10">разбойников</text:span><text:span text:style-name="T8"> </text:span><text:span text:style-name="T1">нападает из засады. Резкар вскидывает руку, посылая знак отряду занять оборону.</text:span></text:p>
            <text:p text:style-name="P14">Финал</text:p>
            <text:p text:style-name="P19"><text:span text:style-name="T45"><office:annotation office:name="__Annotation__1515_565811520"><dc:creator>Тарас</dc:creator><dc:date>2024-06-05T11:16:43.11</dc:date><text:p text:style-name="P24"><text:span text:style-name="T46">Страдательный залог</text:span></text:p><text:p text:style-name="P24"><text:span text:style-name="T46"/></text:p><text:p text:style-name="P24"><text:span text:style-name="T46">Исправил</text:span></text:p></office:annotation></text:span><text:span text:style-name="T45">Последнего врага, спасавшегося бегством, наемники настигнули в лесу у бандитского лагеря, где разбойники хранили награбленно</text:span><office:annotation-end office:name="__Annotation__1515_565811520"/><text:span text:style-name="T45">е</text:span>. Среди вещей и оружия на пне одиноко сидел монах закованный в кандалы и спокойно взирал на прибывших. Пленника освободили и взяли с собой до города, где его должен был ждал корабль и спутники.</text:p>
            <text:p text:style-name="P16"><text:span text:style-name="T34">Когда караван доставил груз</text:span>, купец отсыпает пару монет в руку Резкара и довольный удаляется. “<text:span text:style-name="T34">Ты же видел как мы общаемся с разбойниками!“— пересчитав монеты, окликнул торговца Резкар.</text:span></text:p>
          </table:table-cell>
        </table:table-row>
        <table:table-row table:style-name="Таблица1.1">
          <table:table-cell table:style-name="Таблица1.A2" office:value-type="string">
            <text:p text:style-name="P10"><text:span text:style-name="T1">Сцена 3. <text:s/></text:span><text:span text:style-name="T5">Подлая месть</text:span></text:p>
          </table:table-cell>
          <table:table-cell table:style-name="Таблица1.B2" office:value-type="string">
            <text:p text:style-name="P5">Начало</text:p>
            <text:p text:style-name="P20"><text:span text:style-name="T30">Скупому купцу пришлось выплатить оговорённую стоимость полностью. Только тогда Резкар выпустил его из своих крепких объятий</text:span><text:span text:style-name="T31">.</text:span></text:p>
            <text:p text:style-name="P20"><text:span text:style-name="T31"><text:s/>Однако, торговец не забыл обиды и, </text:span><text:span text:style-name="T35">стремясь отомстить за свои </text:span><text:span text:style-name="T31">унижения</text:span><text:span text:style-name="T35">, умело оклеветал </text:span><text:span text:style-name="T30">ящера</text:span><text:span text:style-name="T35"> перед городским Советом, выдвинув обвинения в </text:span><text:span text:style-name="T31">нападении на караваны</text:span><text:span text:style-name="T35">.</text:span> Отряды стражников по приказу Совета окружают наемников. Сражение в узких улицах города станет тяжелым испытанием...</text:p>
            <text:p text:style-name="P14">Финал</text:p>
            <text:p text:style-name="P20"><office:annotation office:name="__Annotation__1361_2944915425"><dc:creator>Тарас</dc:creator><dc:date>2024-06-04T20:48:10.11</dc:date><text:p text:style-name="P24"><text:span text:style-name="T46">Момент с выглядыванием из тени не очень. Еслиб Резкар убегал один и тут его гдет монах подкараулил, то это можно представить; а вот когда целый отряд в разгаре боя болтает с из тени вылезшим монахом не очень правдоподобно. Говорит пафосновато и долго, там бой, когда говорить, крикнуть: «за мной, помогу» и всё . <text:s/>Ещё нет какой-то победы, геймплейно уровень выигрывается а по сюжету — нет</text:span></text:p><text:p text:style-name="P24"><text:span text:style-name="T46"/></text:p><text:p text:style-name="P24"><text:span text:style-name="T46">Переделал</text:span></text:p><text:p text:style-name="P24"><text:span text:style-name="T46">Победа — это суметь свалить</text:span></text:p></office:annotation><text:span text:style-name="T12">Наемники пытались пробиться к спасительным городским вратам, но превосходящие силы противника теснили их прочь. В разгаре сражения к отряду присоединяется монах, спасенный накануне: «Следуйте за мной. Я выведу вас из окружения» - сказал он и, не ожидая ответа, стремительно зашагал по переулкам. Отряд, следуя за монахом</text:span><office:annotation-end office:name="__Annotation__1361_2944915425"/><text:span text:style-name="T10">,</text:span><text:span text:style-name="T2"> с боями пробива</text:span><text:span text:style-name="T6">е</text:span><text:span text:style-name="T2">тся к порту и</text:span><text:span text:style-name="T3"> </text:span><text:span text:style-name="T8">взобравшись на</text:span><text:span text:style-name="T3"> корабль,</text:span><text:span text:style-name="T2"> наконец, спаса</text:span><text:span text:style-name="T6">е</text:span><text:span text:style-name="T2">тся бегством </text:span><text:soft-page-break/><text:span text:style-name="T2">от неоправданной и жестокой ярости </text:span><text:span text:style-name="T6">стражи</text:span><text:span text:style-name="T2">.</text:span></text:p>
          </table:table-cell>
        </table:table-row>
        <table:table-row table:style-name="Таблица1.1">
          <table:table-cell table:style-name="Таблица1.A2" office:value-type="string">
            <text:p text:style-name="P10"><text:span text:style-name="T1">Сцена 4. </text:span><text:span text:style-name="T5">Морской бой</text:span></text:p>
          </table:table-cell>
          <table:table-cell table:style-name="Таблица1.B2" office:value-type="string">
            <text:p text:style-name="P5">Начало</text:p>
            <text:p text:style-name="P20"><text:span text:style-name="T35">Уплыв на корабле</text:span><text:span text:style-name="T6">, наемники так и не получают столь желанного спасения. </text:span><text:span text:style-name="T8">Из-за горизонта</text:span><text:span text:style-name="T6">, наперерез им мчался</text:span><text:span text:style-name="T8"> фрегат с черным флагом.</text:span><text:span text:style-name="T6"> </text:span><text:span text:style-name="T8">Пираты</text:span><text:span text:style-name="T6"> быстро настигают корабль Резкара и берут его на абордаж. </text:span><text:span text:style-name="T10">«Эх, многовато нежданных приключений за последнее время. Сталь не успевает просохнуть»</text:span><text:span text:style-name="T6"> - промолвил Резкар, обнажая свое оружие.</text:span></text:p>
            <text:p text:style-name="P14">Финал</text:p>
            <text:p text:style-name="P20"><text:span text:style-name="T10">В морском сражении погибло немало воинов</text:span><text:span text:style-name="T9">, но корабль, уцелевший в бою, наконец-то причаливает к пристани.</text:span><text:span text:style-name="T6"> Город, в который прибыл отряд, назывался Brae. </text:span><text:span text:style-name="T10">Распрощавшись с наемниками, монахи продолжили свой путь, направившись на северо-запад, где вдалеке вздымались к небу горные хребты.</text:span><text:span text:style-name="T8"> А для воинов Резкара</text:span><text:span text:style-name="T6"> </text:span><text:span text:style-name="T8">всегда</text:span><text:span text:style-name="T6"> найдётся </text:span><text:span text:style-name="T8">хорошая работёнка </text:span><text:span text:style-name="T9">в</text:span><text:span text:style-name="T6"> таком большом городе.</text:span></text:p>
          </table:table-cell>
        </table:table-row>
        <table:table-row table:style-name="Таблица1.1">
          <table:table-cell table:style-name="Таблица1.A2" office:value-type="string">
            <text:p text:style-name="P10"><text:span text:style-name="T1">Сцена 5. <text:s/></text:span><text:span text:style-name="T5">Сокровища древности</text:span></text:p>
          </table:table-cell>
          <table:table-cell table:style-name="Таблица1.B2" office:value-type="string">
            <text:p text:style-name="P5">Начало</text:p>
            <text:p text:style-name="P20"><text:span text:style-name="T1">В первом же портовом трактире, куда заглянул Резкар, шел активный найм </text:span><text:span text:style-name="T2">добровольцев </text:span><text:span text:style-name="T10">в армию местного Лорда.</text:span><text:span text:style-name="T4"> </text:span><text:span text:style-name="T10"><text:s/>Нежданная угроза нависла над этими землями, </text:span><text:span text:style-name="T12">внезапно</text:span><office:annotation office:name="__Annotation__1342_565811520"><dc:creator>Тарас</dc:creator><dc:date>2024-06-05T11:08:00.11</dc:date><text:p text:style-name="P24"><text:span text:style-name="T46">Заменить на «внезапно». А то получается, что не понятно как она спустилась с гор. А надо сказать, что не понятно что это за войско и откуда взялось и как все проморгали эту орду</text:span></text:p></office:annotation><office:annotation-end office:name="__Annotation__1342_565811520"/><text:span text:style-name="T10">, огромная орда воинов спустилась с гор и стремительно двигалась к городу, жестоко уничтожая все и всех на пути</text:span><text:span text:style-name="T4">. <text:s/></text:span><text:span text:style-name="T10">Brae готовился к тяжелой осаде. А Резкару и его дружине, </text:span><text:span text:style-name="T12"><office:annotation office:name="__Annotation__921_65716968"><dc:creator>&lt;анонимный&gt;</dc:creator><dc:date>2024-06-05T15:26:11.38</dc:date><text:p text:style-name="P25"><text:span text:style-name="T52">Как то так, но надо подобрать фразу лучше</text:span></text:p></office:annotation></text:span><text:span text:style-name="T12">привыкшим к нестандартым заданиям</text:span><office:annotation-end office:name="__Annotation__921_65716968"/><text:span text:style-name="T10">, было приказано совершить рейд в горы и найти</text:span><office:annotation office:name="__Annotation__1424_565811520"><dc:creator>Тарас</dc:creator><dc:date>2024-06-05T11:15:37.11</dc:date><text:p text:style-name="P24"><text:span text:style-name="T46">Я вам расскажу откуда готовилось нападение</text:span></text:p></office:annotation><text:span text:style-name="T10"> источник и причину этого нашествия</text:span><office:annotation-end office:name="__Annotation__1424_565811520"/><office:annotation><dc:creator>&lt;анонимный&gt;</dc:creator><dc:date>2024-06-05T15:27:59.83</dc:date><text:p text:style-name="P25"><text:span text:style-name="T50">Ответ на Тарас (06/05/2024, 11:15): "..."</text:span></text:p><text:p><text:span text:style-name="T51">Не понял</text:span></text:p></office:annotation><text:span text:style-name="T10">.</text:span></text:p>
            <text:p text:style-name="P20"><text:span text:style-name="T4">Не</text:span><text:span text:style-name="T10">которое время </text:span><text:span text:style-name="T4">спустя, дружина наемников оказалась под </text:span><text:span text:style-name="T10">мощными</text:span><text:span text:style-name="T4"> стенами древнего монастыря высоко в горах. </text:span><text:span text:style-name="T10">Найти его было не сложно, Резкар сразу уловил тяжелую ауру, тянущуюся шлейфом к этому месту. Отряд проник за стены под покровом темноты и внезапной атакой обрушился на врагов, стремясь пробиться в залы монастыря, где скрывался вождь орды.</text:span></text:p>
            <text:p text:style-name="P14">Финал</text:p>
            <text:p text:style-name="P21"><office:annotation office:name="__Annotation__1341_565811520"><dc:creator>Тарас</dc:creator><dc:date>2024-06-05T11:06:47.12</dc:date><text:p text:style-name="P24"><text:span text:style-name="T46">Я хочу сделать миссию с проведением монаха через все плитки. Сюжетно надо его вначале упомянуть.</text:span></text:p></office:annotation><office:annotation office:name="__Annotation__1611_565811520"><dc:creator>Тарас</dc:creator><dc:date>2024-06-05T11:22:57.12</dc:date><text:p text:style-name="P24"><text:span text:style-name="T46">Про это место мы в ватсапе обсудили. Я всёж хотел настоять, на том, что если историю монаха делать такой длинной и вплетать аж до сюда, то надо и роль его показать важную, что без него не случилось бы то, что случилось. Я всёж настаиваю на том что артефакт Резкар без монаха не получил бы. Чтоб монах не фонил.</text:span></text:p></office:annotation>Взятый врасплох противник не смог организовать оборону и был разбит. Однако, к огромному удивлению Резкара звуки боя не утихли, кто то уже сражался внутри монастыря. Распахнув ставни входных врат, наемники узрели множество тел, среди которых были серые одеяния монахов, их недавних спутников. Посреди зала стоял вождь, его рука держала меч по рукоять вонзенный в плоть монаха. Тот в свою очередь жадно тянул цепь на груди вождя. Резкар заметил шевеление губ монаха, после, воздух между противниками оглушительно взорвался и их тела разлетелись, разбившись о каменные стены. Обыскав помещение, наемники заметили тайный лаз, которым, по видимому, и воспользовались странные монахи.<office:annotation-end office:name="__Annotation__1611_565811520"/><office:annotation-end office:name="__Annotation__1341_565811520"/></text:p>
          </table:table-cell>
        </table:table-row>
        <table:table-row table:style-name="Таблица1.1">
          <table:table-cell table:style-name="Таблица1.A2" office:value-type="string">
            <text:p text:style-name="P10"><text:span text:style-name="T1">Сцена 6. <text:s/></text:span><text:span text:style-name="T5">Мост</text:span></text:p>
          </table:table-cell>
          <table:table-cell table:style-name="Таблица1.B2" office:value-type="string">
            <text:p text:style-name="P5">Начало</text:p>
            <text:p text:style-name="P6"><text:span text:style-name="T34">Резкар продолжил работать на Лорда и выполнял все самые опасные приказы. Добившись расположения он стал одним из генералов </text:span><office:annotation office:name="__Annotation__1712_565811520"><dc:creator>Тарас</dc:creator><dc:date>2024-06-05T11:36:01.12</dc:date><text:p text:style-name="P24"><text:span text:style-name="T49">Это название города или Лорда?</text:span></text:p></office:annotation><text:span text:style-name="T42">Brea</text:span><office:annotation-end office:name="__Annotation__1712_565811520"/><office:annotation><dc:creator>&lt;анонимный&gt;</dc:creator><dc:date>2024-06-05T15:29:06.81</dc:date><text:p text:style-name="P25"><text:span text:style-name="T47">Ответ на Тарас (06/05/2024, 11:36): "..."</text:span></text:p><text:p><text:span text:style-name="T48">Это город. Лорду я имя не давал</text:span></text:p></office:annotation><text:span text:style-name="T34">. </text:span><text:span text:style-name="T43">Его слава росла, он стал источать зловещую, но притягательную ауру, быстро став прославленным героем в глазах воинов и простого люда. </text:span><text:s/>К<text:span text:style-name="T38">аждый раз, заканчивая битву решительной победой, воин ощущал, как в его жилах течет всё больше мощи. </text:span><text:span text:style-name="T40">Всё больше становилось и войско.</text:span></text:p>
            <text:p text:style-name="P7"><text:span text:style-name="T40">Ощущая такую мощь в своем распоряжении, Лорд </text:span><text:span text:style-name="T44">Brae</text:span><text:span text:style-name="T37"> решил позариться на власть в целом королевстве и отдал приказ атаковать гарнизон Короля у моста по дороге в столицу.</text:span></text:p>
            <text:p text:style-name="P14">Финал</text:p>
            <text:p text:style-name="P20"><text:span text:style-name="T33">Сражаясь</text:span><text:span text:style-name="T43"> на узком переходе,</text:span><text:span text:style-name="T33"> </text:span><text:span text:style-name="T32">Резкар </text:span><text:span text:style-name="T34">ощуща</text:span><text:span text:style-name="T30">л</text:span><text:span text:style-name="T34"> </text:span><text:span text:style-name="T30">лёгкость</text:span><text:span text:style-name="T34"> </text:span><text:span text:style-name="T30">во всех </text:span><text:span text:style-name="T34">движени</text:span><text:span text:style-name="T30">ях </text:span><text:span text:style-name="T33">и без жалости рубил воинов оборонявших переправу</text:span><text:span text:style-name="T36">. “</text:span><text:span text:style-name="T35">Как жарко в этой кольчуге</text:span><text:span text:style-name="T36">, </text:span><text:soft-page-break/><text:span text:style-name="T36">скупнуться бы“ - думал Резкар, </text:span><text:span text:style-name="T4">но </text:span><text:span text:style-name="T12">остыть</text:span><text:span text:style-name="T4"> отправил очередного противника.</text:span><office:annotation><dc:creator>Тарас</dc:creator><dc:date>2024-06-05T10:57:29.12</dc:date><text:p text:style-name="P24"><text:span text:style-name="T53">Ответ на &lt;анонимный&gt; (02.06.2024, 20:57): "..."</text:span></text:p><text:p><text:span text:style-name="T54"><text:s/></text:span><text:span text:style-name="T54">Ну мне тут слово "купаться" не понравилось. Там бой, сражение, кровь. А слово купаться, как по голове бъет. Ребёнка купаться отправляют.</text:span></text:p><text:p><text:span text:style-name="T54">Аллегорию на купание можно другими словами описать, наверн</text:span></text:p></office:annotation><office:annotation><dc:creator>&lt;анонимный&gt;</dc:creator><dc:date>2024-06-05T15:30:30.63</dc:date><text:p text:style-name="P25"><text:span text:style-name="T50">Ответ на Тарас (06/05/2024, 10:57): "..."</text:span></text:p><text:p><text:span text:style-name="T51">Согласен. Изменил на «остыть», тут даже игра слов </text:span></text:p></office:annotation></text:p>
            <text:p text:style-name="P18">Мост был захвачен. В лагере на противоположном берегу, в шатре Лорда, заседал военный совет во главе с правителем. <text:s/>Резкар сидел в кресле и внимательно изучал маленькое темное зернышко внутри своего амулета. Он вспоминал, что последний раз видел черноту в кристалле, когда взял его из рук монаха, так отчаянно бившегося за эту вещицу в мрачных горных залах. Тогда Резкар решил сохранить ее в память о <text:s/>доблести зверолюда.</text:p>
          </table:table-cell>
        </table:table-row>
        <table:table-row table:style-name="Таблица1.1">
          <table:table-cell table:style-name="Таблица1.A2" office:value-type="string">
            <text:p text:style-name="P10"><text:span text:style-name="T1">Сцена 7. <text:s/></text:span><text:span text:style-name="T5">Генеральное сражение</text:span></text:p>
          </table:table-cell>
          <table:table-cell table:style-name="Таблица1.B2" office:value-type="string">
            <text:p text:style-name="P5">Начало</text:p>
            <text:p text:style-name="Text_20_body"><text:span text:style-name="T8">-Что это?, спросил Лорд, потянувшись к амулету. </text:span>В момент, когда пухлая рука <text:span text:style-name="T29">дотронулась</text:span> <text:span text:style-name="T29">до</text:span> <text:span text:style-name="T35">предмет</text:span><text:span text:style-name="T31">а</text:span> на ладони Резкара, <text:span text:style-name="T31">резким</text:span> взмахом меча<text:span text:style-name="T29"> </text:span><text:span text:style-name="T30">бывший</text:span><text:span text:style-name="T29"> </text:span>наемник <text:span text:style-name="T29">оборвал жизнь своего повелителя</text:span>. <text:span text:style-name="T29">«Не сметь» - только и успела мелькнуть гневная мысль. Ошеломленные произошедшим</text:span>, <text:span text:style-name="T29">присутствующие тем не менее не издали не звука, застыв прикованные могучей волей</text:span> я<text:span text:style-name="T29">щера. </text:span>С<text:span text:style-name="T23">пустя короткий срок, н</text:span><text:span text:style-name="T6">а бескрайнем осеннем поле Резкар встретил, развернувшуюся во все знамена, армию короля, </text:span><text:span text:style-name="T10">уже не командиром наемников, а командующим </text:span><text:span text:style-name="T29"><office:annotation office:name="__Annotation__1713_565811520"><dc:creator>Тарас</dc:creator><dc:date>2024-06-05T11:37:55.12</dc:date><text:p><text:span text:style-name="T49">Армии у города? Лорд же у какой-то земли. Я так понял есть город Brea который на ходится на землях Лорда.</text:span></text:p></office:annotation></text:span><text:span text:style-name="T10">всеми армиями </text:span><text:span text:style-name="T12">бывшего Лорда</text:span><text:span text:style-name="T10"> </text:span><text:span text:style-name="T10">Brea</text:span><office:annotation-end office:name="__Annotation__1713_565811520"/><text:span text:style-name="T29"><office:annotation><dc:creator>&lt;анонимный&gt;</dc:creator><dc:date>2024-06-05T15:48:13.26</dc:date><text:p text:style-name="P25"><text:span text:style-name="T47">Ответ на Тарас (06/05/2024, 11:37): "..."</text:span></text:p><text:p><text:span text:style-name="T48">исправил</text:span></text:p></office:annotation></text:span><text:span text:style-name="T10">. </text:span></text:p>
            <text:p text:style-name="P14">Финал</text:p>
            <text:p text:style-name="P20"><text:span text:style-name="T8">Король отступил.</text:span><text:span text:style-name="T6"> </text:span><text:span text:style-name="T2">Смешанный запах </text:span><text:span text:style-name="T12">смерти</text:span><text:span text:style-name="T2"> и горящих полей наполняет воздух. Г</text:span><text:span text:style-name="T6">лубоко вдыхая его горький вкус, Резкар </text:span><text:span text:style-name="T23">невольно улыбнулся</text:span><text:span text:style-name="T22">, ощущая удовлетворение от свершившегося.</text:span><text:span text:style-name="T28"> </text:span><text:span text:style-name="T6">Хоть победа и была за наемником, он</text:span><text:span text:style-name="T8"> уже не мог остановиться и понимал, что всё закончится только с гибелью короля</text:span><text:span text:style-name="T6">.</text:span></text:p>
            <text:p text:style-name="P9"/>
          </table:table-cell>
        </table:table-row>
        <table:table-row table:style-name="Таблица1.1">
          <table:table-cell table:style-name="Таблица1.A2" office:value-type="string">
            <text:p text:style-name="P10"><text:span text:style-name="T1">Сцена 8. <text:s/>Брешь</text:span><text:span text:style-name="T5"> в стенах</text:span></text:p>
          </table:table-cell>
          <table:table-cell table:style-name="Таблица1.B2" office:value-type="string">
            <text:p text:style-name="P6">Начало</text:p>
            <text:p text:style-name="Text_20_body"><text:span text:style-name="T23">Армия Резкара стягивала свои полки к древнему городу Dulmir — столице королевства. Стены, украшенные вековой резьбой и фресками, вырастали перед ними, </text:span><text:span text:style-name="T25">преграждая путь</text:span><text:span text:style-name="T23">.</text:span><text:span text:style-name="T6"> </text:span><text:span text:style-name="T23">Резкар чувствовал, как под влиянием приобретенной реликвии его разум погружается в темноту и безумие. Но взамен, из этой темноты он черпал неистовую силу. </text:span><text:span text:style-name="T24">Оставалось выпустить ее наружу</text:span><text:span text:style-name="T23">. </text:span><text:span text:style-name="T25">Могучим движением</text:span><text:span text:style-name="T21"> ящер ударил <text:s/>лапой по земле, направляя энергию к городу. Воздух </text:span><text:span text:style-name="T26">завибрировал</text:span><text:span text:style-name="T21"> от силы, словно </text:span><text:span text:style-name="T26">невидимая</text:span><text:span text:style-name="T21"> волна расходилась кругами, охватывая все вокруг.</text:span><text:span text:style-name="T41"> З</text:span><text:span text:style-name="T25">емля, с</text:span><text:span text:style-name="T10">тены на ней и башни и сам город вздрогнули.</text:span><text:span text:style-name="T6"> Каменная кладка, казалось монолитных стен</text:span><text:span text:style-name="T8">, не выдержала и рухнула, создав громадную брешь</text:span><text:span text:style-name="T6">. Мгновения спустя, войска Резкара ринулись на штурм.</text:span></text:p>
            <text:p text:style-name="P14">Финал</text:p>
            <text:p text:style-name="P20"><text:span text:style-name="T19">Воины </text:span><text:span text:style-name="T23">Резкара словно</text:span><text:span text:style-name="T19"> одержимые двигались </text:span><text:span text:style-name="T23">улицами города,</text:span><text:span text:style-name="T19"> оставляя за собой лишь разрушения. </text:span><text:span text:style-name="T23">Сам бывший наемник </text:span><text:span text:style-name="T19">шел впереди всех, не зна</text:span><text:span text:style-name="T23">я</text:span><text:span text:style-name="T19"> усталости,</text:span><text:span text:style-name="T23"> не чувствуя жалости</text:span><text:span text:style-name="T19">. </text:span><text:span text:style-name="T18">Сражение длилось до рассвета, и когда первые лучи солнца осветили опустошенные улицы, Резкар стоял на центральной площади Dulmir, окруженный своими воинами.</text:span></text:p>
            <text:p text:style-name="P15"/>
          </table:table-cell>
        </table:table-row>
        <table:table-row table:style-name="Таблица1.1">
          <table:table-cell table:style-name="Таблица1.A2" office:value-type="string">
            <text:p text:style-name="P10"><text:span text:style-name="T1">Сцена 9. <text:s/></text:span><text:span text:style-name="T5">Последняя надежда</text:span></text:p>
          </table:table-cell>
          <table:table-cell table:style-name="Таблица1.B2" office:value-type="string">
            <text:p text:style-name="P5">Начало</text:p>
            <text:p text:style-name="P20"><text:span text:style-name="T23">Остатки гарнизона и вооруженные ж</text:span><text:span text:style-name="T19">ители Dulmir, собрались на </text:span><text:span text:style-name="T23">противоположном краю</text:span><text:span text:style-name="T19"> </text:span><text:span text:style-name="T20">площади. В их сердцах</text:span><text:span text:style-name="T19"> горела искра </text:span><text:span text:style-name="T23">последней</text:span><text:span text:style-name="T19"> надежды </text:span><text:span text:style-name="T23">и вера</text:span><text:span text:style-name="T19">, что даже против</text:span><text:span text:style-name="T23"> </text:span><text:span text:style-name="T19">безумной силы Резкара у них есть шанс. С криками борьбы и молитвами, они </text:span><text:span text:style-name="T23">стойко</text:span><text:span text:style-name="T19"> встретили врага. И хотя Резкар, погло</text:span><text:span text:style-name="T23">щенный мощью артефакта</text:span><text:span text:style-name="T19">, продолжал свой путь разрушения, героический дух </text:span><text:span text:style-name="T20">з</text:span><text:span text:style-name="T24">ащитников</text:span><text:span text:style-name="T23"> Dulmir </text:span><text:span text:style-name="T19">заставил его сердце на мгновение </text:span><text:span text:style-name="T23">встрепенуться</text:span><text:span text:style-name="T19"> перед лицом их стойкости и мужества.</text:span><text:span text:style-name="T2"> </text:span></text:p>
            <text:p text:style-name="P14">Финал</text:p>
            <text:p text:style-name="P14"><text:soft-page-break/>Городская площадь,<text:span text:style-name="T29"> </text:span><text:span text:style-name="T30">ранее — место радости</text:span><text:span text:style-name="T29"> </text:span>и веселья, стала ареной трагедии. Мертвый город. Последние истрепанные остатки войска Резкара двигались к замку короля. Их оставалось слишком мало, они были покрыты кровью, потом и грязью, но полны торжества и злобы.</text:p>
            <text:p text:style-name="P8"/>
          </table:table-cell>
        </table:table-row>
        <table:table-row table:style-name="Таблица1.1">
          <table:table-cell table:style-name="Таблица1.A2" office:value-type="string">
            <text:p text:style-name="P10"><text:span text:style-name="T1">Сцена </text:span><text:span text:style-name="T5">10. Корона чья?</text:span><text:span text:style-name="T1"> </text:span></text:p>
          </table:table-cell>
          <table:table-cell table:style-name="Таблица1.B2" office:value-type="string">
            <text:p text:style-name="P5">Начало.</text:p>
            <text:p text:style-name="P5"><text:span text:style-name="T38">В самом сердце крепости, под сводами древнего замка, развернулась последняя битва. Резкар, вместе с верными ему воинами, столкнулся </text:span><text:span text:style-name="T35">с личной гвардией великого правителя</text:span><text:span text:style-name="T38">. Эхо стального грохота и </text:span><text:span text:style-name="T39">стона</text:span><text:span text:style-name="T38"> раненых заполнило залы. Властелин, </text:span><text:span text:style-name="T39">слыша приближающийся гул схватки</text:span><text:span text:style-name="T38">, </text:span><text:span text:style-name="T39">все крепче </text:span><text:span text:style-name="T38">сжимал жезл власти, готовый защищать свой трон до последнего вздоха. Он знал, что каждый момент может стать решающим в этой </text:span><text:span text:style-name="T39">последней битве</text:span><text:span text:style-name="T38"> за судьбу королевства.</text:span><text:span text:style-name="T35"> </text:span></text:p>
            <text:p text:style-name="P14">Финал.</text:p>
            <text:p text:style-name="P17">Властелин, изможденный, но непреклонный, встретил Резкара лицом к лицу. Клинки скрестились с оглушительным звоном. С каждым ударом Резкар все сильнее теснил короля, пока наконец его клинок не прорвал защиту и не вонзился в грудь правителя. Властелин пал на колени, черная кровь текла из раны. Жезл выпал из его ослабевших пальцев и зазвенел по мраморным плитам тронного зала, упершись в ноги Резкара. Залы замка содрогнулись от ликующих криков воинов Резкара – победа была достигнута. </text:p>
          </table:table-cell>
        </table:table-row>
        <table:table-row table:style-name="Таблица1.1">
          <table:table-cell table:style-name="Таблица1.A2" office:value-type="string">
            <text:p text:style-name="P13">Финал</text:p>
          </table:table-cell>
          <table:table-cell table:style-name="Таблица1.B2" office:value-type="string">
            <text:p text:style-name="P17">На троне, темном и липком от крови, восседает новый король, взирая на пустые залы дворца, пустые улицы города, на пустые земли и пустоту внутри себя. А рядом, положа длань на плечо Резкара, радостно и удовлетворенно хихикало Зло, уже не скрываясь в недрах старинной дивной вещицы из разрушенного монастыря.</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Segoe UI" svg:font-family="'Segoe UI'" style:font-family-generic="swiss"/>
    <style:font-face style:name="Andale Sans UI" svg:font-family="'Andale Sans UI', 'Arial Unicode M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02in" fo:margin-bottom="0.2134in" fo:margin-left="0.3126in" fo:margin-right="0.3299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characters="tru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2:32:02</meta:creation-date>
    <dc:date>2024-06-05T16:14:51.91</dc:date>
    <meta:editing-cycles>116</meta:editing-cycles>
    <meta:editing-duration>P24DT9H4M16S</meta:editing-duration>
    <meta:generator>OpenOffice/4.1.11$Win32 OpenOffice.org_project/4111m1$Build-9808</meta:generator>
    <meta:document-statistic meta:table-count="1" meta:image-count="0" meta:object-count="0" meta:page-count="4" meta:paragraph-count="62" meta:word-count="1535" meta:character-count="10322"/>
  </office:meta>
</office:document-meta>
</file>